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tocol No </text:p>
          </table:table-cell>
          <table:table-cell office:value-type="string" calcext:value-type="string">
            <text:p>Protocol Type 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MP</text:p>
          </table:table-cell>
          <table:table-cell/>
          <table:table-cell office:value-type="string" calcext:value-type="string">
            <text:p>Internet Control Management Protoc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GMP</text:p>
          </table:table-cell>
          <table:table-cell/>
          <table:table-cell office:value-type="string" calcext:value-type="string">
            <text:p>Internet Group Managemnet Protoc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ransmission Control protoc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User Datagram Protoco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LSP</text:p>
          </table:table-cell>
          <table:table-cell/>
          <table:table-cell office:value-type="string" calcext:value-type="string">
            <text:p>Transport Layer Security Protoc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9:10.102827878</meta:creation-date>
    <dc:date>2017-08-07T17:51:06.693556802</dc:date>
    <meta:editing-duration>PT1M57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